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5.85cm" fo:min-width="0.1cm"/>
    </style:style>
    <style:style style:name="gr3" style:family="graphic" style:parent-style-name="standard">
      <style:graphic-properties draw:textarea-horizontal-align="justify" draw:textarea-vertical-align="middle" draw:auto-grow-height="false" fo:min-height="5.248cm" fo:min-width="0.1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0.1cm"/>
    </style:style>
    <style:style style:name="gr5" style:family="graphic" style:parent-style-name="standard">
      <style:graphic-properties draw:textarea-horizontal-align="justify" draw:textarea-vertical-align="middle" draw:auto-grow-height="false" fo:min-height="1.025cm" fo:min-width="0.097cm"/>
    </style:style>
    <style:style style:name="gr6" style:family="graphic" style:parent-style-name="standard">
      <style:graphic-properties draw:textarea-horizontal-align="justify" draw:textarea-vertical-align="middle" draw:auto-grow-height="false" fo:min-height="1.065cm" fo:min-width="0.1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5.9cm" svg:x="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cm" svg:height="6.1cm" svg:x="16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5.498cm" draw:transform="rotate (0.785398163397448) translate (3.988cm 18.71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5cm" draw:transform="rotate (2.35619449019234) translate (12.964cm 22.6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5cm" draw:transform="rotate (1.5707963267949) translate (7.9cm 22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97cm" svg:height="1.275cm" draw:transform="rotate (1.5707963267949) translate (10.3cm 9.78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cm" svg:height="1.315cm" svg:x="10.3cm" svg:y="9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0.3cm" svg:y1="12cm" svg:x2="10.3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Moddejonge</meta:initial-creator>
    <meta:creation-date>2016-10-22T16:17:09.455148501</meta:creation-date>
    <dc:date>2016-10-22T17:08:54.297808079</dc:date>
    <dc:creator>Erik Moddejonge</dc:creator>
    <meta:editing-duration>PT41M23S</meta:editing-duration>
    <meta:editing-cycles>4</meta:editing-cycles>
    <meta:generator>LibreOffice/5.1.4.2$Linux_X86_64 LibreOffice_project/10m0$Build-2</meta:generator>
    <meta:document-statistic meta:object-count="8"/>
  </office:meta>
</office:document-meta>
</file>